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93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3.01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WenQuanYi Micro Hei" style:font-name-complex="Lohit Hindi"/>
    </style:style>
    <style:style style:name="gr1" style:family="graphic">
      <style:graphic-properties draw:ole-draw-aspect="1"/>
    </style:style>
  </office:automatic-styles>
  <office:body>
    <office:spreadsheet>
      <table:table table:name="Phase Distortion Tests" table:style-name="ta1">
        <table:shapes>
          <draw:frame draw:z-index="0" draw:style-name="gr1" svg:width="15.999cm" svg:height="8.999cm" svg:x="24.207cm" svg:y="0.421cm">
            <draw:object draw:notify-on-update-of-ranges="'Phase Distortion Tests'.E2:'Phase Distortion Tests'.E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x</text:p>
          </table:table-cell>
          <table:table-cell/>
          <table:table-cell office:value-type="string">
            <text:p>radians</text:p>
          </table:table-cell>
          <table:table-cell/>
          <table:table-cell office:value-type="string">
            <text:p>sin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A2]*[.A2]*[.$A$24]+[.A2]*[.$A$25]" office:value-type="float" office:value="0">
            <text:p>0</text:p>
          </table:table-cell>
          <table:table-cell table:formula="of:=[.B2]*PI()*2" office:value-type="float" office:value="0">
            <text:p>0</text:p>
          </table:table-cell>
          <table:table-cell/>
          <table:table-cell table:formula="of:=SIN([.C2])" office:value-type="float" office:value="0">
            <text:p>0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table:formula="of:=[.A3]*[.A3]*[.$A$24]+[.A3]*[.$A$25]" office:value-type="float" office:value="0.025">
            <text:p>0.025</text:p>
          </table:table-cell>
          <table:table-cell table:formula="of:=[.B3]*PI()*2" office:value-type="float" office:value="0.15707963267949">
            <text:p>0.1570796327</text:p>
          </table:table-cell>
          <table:table-cell/>
          <table:table-cell table:formula="of:=SIN([.C3])" office:value-type="float" office:value="0.156434465040231">
            <text:p>0.156434465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table:formula="of:=[.A4]*[.A4]*[.$A$24]+[.A4]*[.$A$25]" office:value-type="float" office:value="0.05">
            <text:p>0.05</text:p>
          </table:table-cell>
          <table:table-cell table:formula="of:=[.B4]*PI()*2" office:value-type="float" office:value="0.314159265358979">
            <text:p>0.3141592654</text:p>
          </table:table-cell>
          <table:table-cell/>
          <table:table-cell table:formula="of:=SIN([.C4])" office:value-type="float" office:value="0.309016994374947">
            <text:p>0.3090169944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table:formula="of:=[.A5]*[.A5]*[.$A$24]+[.A5]*[.$A$25]" office:value-type="float" office:value="0.075">
            <text:p>0.075</text:p>
          </table:table-cell>
          <table:table-cell table:formula="of:=[.B5]*PI()*2" office:value-type="float" office:value="0.471238898038469">
            <text:p>0.471238898</text:p>
          </table:table-cell>
          <table:table-cell/>
          <table:table-cell table:formula="of:=SIN([.C5])" office:value-type="float" office:value="0.453990499739547">
            <text:p>0.4539904997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formula="of:=[.A6]*[.A6]*[.$A$24]+[.A6]*[.$A$25]" office:value-type="float" office:value="0.1">
            <text:p>0.1</text:p>
          </table:table-cell>
          <table:table-cell table:formula="of:=[.B6]*PI()*2" office:value-type="float" office:value="0.628318530717959">
            <text:p>0.6283185307</text:p>
          </table:table-cell>
          <table:table-cell/>
          <table:table-cell table:formula="of:=SIN([.C6])" office:value-type="float" office:value="0.587785252292473">
            <text:p>0.5877852523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table:formula="of:=[.A7]*[.A7]*[.$A$24]+[.A7]*[.$A$25]" office:value-type="float" office:value="0.125">
            <text:p>0.125</text:p>
          </table:table-cell>
          <table:table-cell table:formula="of:=[.B7]*PI()*2" office:value-type="float" office:value="0.785398163397448">
            <text:p>0.7853981634</text:p>
          </table:table-cell>
          <table:table-cell/>
          <table:table-cell table:formula="of:=SIN([.C7])" office:value-type="float" office:value="0.707106781186547">
            <text:p>0.7071067812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table:formula="of:=[.A8]*[.A8]*[.$A$24]+[.A8]*[.$A$25]" office:value-type="float" office:value="0.15">
            <text:p>0.15</text:p>
          </table:table-cell>
          <table:table-cell table:formula="of:=[.B8]*PI()*2" office:value-type="float" office:value="0.942477796076938">
            <text:p>0.9424777961</text:p>
          </table:table-cell>
          <table:table-cell/>
          <table:table-cell table:formula="of:=SIN([.C8])" office:value-type="float" office:value="0.809016994374947">
            <text:p>0.8090169944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table:formula="of:=[.A9]*[.A9]*[.$A$24]+[.A9]*[.$A$25]" office:value-type="float" office:value="0.175">
            <text:p>0.175</text:p>
          </table:table-cell>
          <table:table-cell table:formula="of:=[.B9]*PI()*2" office:value-type="float" office:value="1.09955742875643">
            <text:p>1.0995574288</text:p>
          </table:table-cell>
          <table:table-cell/>
          <table:table-cell table:formula="of:=SIN([.C9])" office:value-type="float" office:value="0.891006524188368">
            <text:p>0.8910065242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formula="of:=[.A10]*[.A10]*[.$A$24]+[.A10]*[.$A$25]" office:value-type="float" office:value="0.2">
            <text:p>0.2</text:p>
          </table:table-cell>
          <table:table-cell table:formula="of:=[.B10]*PI()*2" office:value-type="float" office:value="1.25663706143592">
            <text:p>1.2566370614</text:p>
          </table:table-cell>
          <table:table-cell/>
          <table:table-cell table:formula="of:=SIN([.C10])" office:value-type="float" office:value="0.951056516295153">
            <text:p>0.9510565163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table:formula="of:=[.A11]*[.A11]*[.$A$24]+[.A11]*[.$A$25]" office:value-type="float" office:value="0.225">
            <text:p>0.225</text:p>
          </table:table-cell>
          <table:table-cell table:formula="of:=[.B11]*PI()*2" office:value-type="float" office:value="1.41371669411541">
            <text:p>1.4137166941</text:p>
          </table:table-cell>
          <table:table-cell/>
          <table:table-cell table:formula="of:=SIN([.C11])" office:value-type="float" office:value="0.987688340595138">
            <text:p>0.9876883406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table:formula="of:=[.A12]*[.A12]*[.$A$24]+[.A12]*[.$A$25]" office:value-type="float" office:value="0.25">
            <text:p>0.25</text:p>
          </table:table-cell>
          <table:table-cell table:formula="of:=[.B12]*PI()*2" office:value-type="float" office:value="1.5707963267949">
            <text:p>1.5707963268</text:p>
          </table:table-cell>
          <table:table-cell/>
          <table:table-cell table:formula="of:=SIN([.C12])" office:value-type="float" office:value="1">
            <text:p>1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table:formula="of:=[.A13]*[.A13]*[.$A$24]+[.A13]*[.$A$25]" office:value-type="float" office:value="0.275">
            <text:p>0.275</text:p>
          </table:table-cell>
          <table:table-cell table:formula="of:=[.B13]*PI()*2" office:value-type="float" office:value="1.72787595947439">
            <text:p>1.7278759595</text:p>
          </table:table-cell>
          <table:table-cell/>
          <table:table-cell table:formula="of:=SIN([.C13])" office:value-type="float" office:value="0.987688340595138">
            <text:p>0.9876883406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formula="of:=[.A14]*[.A14]*[.$A$24]+[.A14]*[.$A$25]" office:value-type="float" office:value="0.3">
            <text:p>0.3</text:p>
          </table:table-cell>
          <table:table-cell table:formula="of:=[.B14]*PI()*2" office:value-type="float" office:value="1.88495559215388">
            <text:p>1.8849555922</text:p>
          </table:table-cell>
          <table:table-cell/>
          <table:table-cell table:formula="of:=SIN([.C14])" office:value-type="float" office:value="0.951056516295153">
            <text:p>0.9510565163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table:formula="of:=[.A15]*[.A15]*[.$A$24]+[.A15]*[.$A$25]" office:value-type="float" office:value="0.325">
            <text:p>0.325</text:p>
          </table:table-cell>
          <table:table-cell table:formula="of:=[.B15]*PI()*2" office:value-type="float" office:value="2.04203522483337">
            <text:p>2.0420352248</text:p>
          </table:table-cell>
          <table:table-cell/>
          <table:table-cell table:formula="of:=SIN([.C15])" office:value-type="float" office:value="0.891006524188368">
            <text:p>0.8910065242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table:formula="of:=[.A16]*[.A16]*[.$A$24]+[.A16]*[.$A$25]" office:value-type="float" office:value="0.35">
            <text:p>0.35</text:p>
          </table:table-cell>
          <table:table-cell table:formula="of:=[.B16]*PI()*2" office:value-type="float" office:value="2.19911485751286">
            <text:p>2.1991148575</text:p>
          </table:table-cell>
          <table:table-cell/>
          <table:table-cell table:formula="of:=SIN([.C16])" office:value-type="float" office:value="0.809016994374947">
            <text:p>0.8090169944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table:formula="of:=[.A17]*[.A17]*[.$A$24]+[.A17]*[.$A$25]" office:value-type="float" office:value="0.375">
            <text:p>0.375</text:p>
          </table:table-cell>
          <table:table-cell table:formula="of:=[.B17]*PI()*2" office:value-type="float" office:value="2.35619449019234">
            <text:p>2.3561944902</text:p>
          </table:table-cell>
          <table:table-cell/>
          <table:table-cell table:formula="of:=SIN([.C17])" office:value-type="float" office:value="0.707106781186548">
            <text:p>0.7071067812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table:formula="of:=[.A18]*[.A18]*[.$A$24]+[.A18]*[.$A$25]" office:value-type="float" office:value="0.4">
            <text:p>0.4</text:p>
          </table:table-cell>
          <table:table-cell table:formula="of:=[.B18]*PI()*2" office:value-type="float" office:value="2.51327412287183">
            <text:p>2.5132741229</text:p>
          </table:table-cell>
          <table:table-cell/>
          <table:table-cell table:formula="of:=SIN([.C18])" office:value-type="float" office:value="0.587785252292473">
            <text:p>0.5877852523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table:formula="of:=[.A19]*[.A19]*[.$A$24]+[.A19]*[.$A$25]" office:value-type="float" office:value="0.425">
            <text:p>0.425</text:p>
          </table:table-cell>
          <table:table-cell table:formula="of:=[.B19]*PI()*2" office:value-type="float" office:value="2.67035375555132">
            <text:p>2.6703537556</text:p>
          </table:table-cell>
          <table:table-cell/>
          <table:table-cell table:formula="of:=SIN([.C19])" office:value-type="float" office:value="0.453990499739547">
            <text:p>0.4539904997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table:formula="of:=[.A20]*[.A20]*[.$A$24]+[.A20]*[.$A$25]" office:value-type="float" office:value="0.45">
            <text:p>0.45</text:p>
          </table:table-cell>
          <table:table-cell table:formula="of:=[.B20]*PI()*2" office:value-type="float" office:value="2.82743338823081">
            <text:p>2.8274333882</text:p>
          </table:table-cell>
          <table:table-cell/>
          <table:table-cell table:formula="of:=SIN([.C20])" office:value-type="float" office:value="0.309016994374947">
            <text:p>0.3090169944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table:formula="of:=[.A21]*[.A21]*[.$A$24]+[.A21]*[.$A$25]" office:value-type="float" office:value="0.475">
            <text:p>0.475</text:p>
          </table:table-cell>
          <table:table-cell table:formula="of:=[.B21]*PI()*2" office:value-type="float" office:value="2.9845130209103">
            <text:p>2.9845130209</text:p>
          </table:table-cell>
          <table:table-cell/>
          <table:table-cell table:formula="of:=SIN([.C21])" office:value-type="float" office:value="0.156434465040231">
            <text:p>0.15643446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22]*[.A22]*[.$A$24]+[.A22]*[.$A$25]" office:value-type="float" office:value="0.5">
            <text:p>0.5</text:p>
          </table:table-cell>
          <table:table-cell table:formula="of:=[.B22]*PI()*2" office:value-type="float" office:value="3.14159265358979">
            <text:p>3.1415926536</text:p>
          </table:table-cell>
          <table:table-cell/>
          <table:table-cell table:formula="of:=SIN([.C22])" office:value-type="float" office:value="1.22464679914735E-016">
            <text:p>1.22464679914735E-01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.5">
            <text:p>0.5</text:p>
          </table:table-cell>
          <table:table-cell table:number-columns-repeated="4"/>
        </table:table-row>
      </table:table>
      <table:table table:name="Sine Approximation Test" table:style-name="ta1">
        <table:shapes>
          <draw:frame draw:z-index="0" draw:style-name="gr1" svg:width="15.999cm" svg:height="8.999cm" svg:x="15.905cm" svg:y="0.526cm">
            <draw:object draw:notify-on-update-of-ranges="'Sine Approximation Test'.A2:'Sine Approximation Test'.A82 'Sine Approximation Test'.B2:'Sine Approximation Test'.B8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2" table:default-cell-style-name="Default"/>
        <table:table-row table:style-name="ro1">
          <table:table-cell office:value-type="string">
            <text:p>x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formula="of:=1-((1-[.A2])*(1-[.A2]))" office:value-type="float" office:value="0">
            <text:p>0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table:formula="of:=1-((1-[.A3])*(1-[.A3]))" office:value-type="float" office:value="0.0975">
            <text:p>0.0975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table:formula="of:=1-((1-[.A4])*(1-[.A4]))" office:value-type="float" office:value="0.19">
            <text:p>0.19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table:formula="of:=1-((1-[.A5])*(1-[.A5]))" office:value-type="float" office:value="0.2775">
            <text:p>0.2775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formula="of:=1-((1-[.A6])*(1-[.A6]))" office:value-type="float" office:value="0.36">
            <text:p>0.36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table:formula="of:=1-((1-[.A7])*(1-[.A7]))" office:value-type="float" office:value="0.4375">
            <text:p>0.4375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table:formula="of:=1-((1-[.A8])*(1-[.A8]))" office:value-type="float" office:value="0.51">
            <text:p>0.51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table:formula="of:=1-((1-[.A9])*(1-[.A9]))" office:value-type="float" office:value="0.5775">
            <text:p>0.5775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formula="of:=1-((1-[.A10])*(1-[.A10]))" office:value-type="float" office:value="0.64">
            <text:p>0.64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table:formula="of:=1-((1-[.A11])*(1-[.A11]))" office:value-type="float" office:value="0.6975">
            <text:p>0.6975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table:formula="of:=1-((1-[.A12])*(1-[.A12]))" office:value-type="float" office:value="0.75">
            <text:p>0.7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table:formula="of:=1-((1-[.A13])*(1-[.A13]))" office:value-type="float" office:value="0.7975">
            <text:p>0.7975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formula="of:=1-((1-[.A14])*(1-[.A14]))" office:value-type="float" office:value="0.84">
            <text:p>0.84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table:formula="of:=1-((1-[.A15])*(1-[.A15]))" office:value-type="float" office:value="0.8775">
            <text:p>0.8775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table:formula="of:=1-((1-[.A16])*(1-[.A16]))" office:value-type="float" office:value="0.91">
            <text:p>0.91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table:formula="of:=1-((1-[.A17])*(1-[.A17]))" office:value-type="float" office:value="0.9375">
            <text:p>0.9375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table:formula="of:=1-((1-[.A18])*(1-[.A18]))" office:value-type="float" office:value="0.96">
            <text:p>0.96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table:formula="of:=1-((1-[.A19])*(1-[.A19]))" office:value-type="float" office:value="0.9775">
            <text:p>0.9775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table:formula="of:=1-((1-[.A20])*(1-[.A20]))" office:value-type="float" office:value="0.99">
            <text:p>0.99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table:formula="of:=1-((1-[.A21])*(1-[.A21]))" office:value-type="float" office:value="0.9975">
            <text:p>0.997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1-((1-[.A22])*(1-[.A22]))" office:value-type="float" office:value="1">
            <text:p>1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table:formula="of:=1-((1-[.A23])*(1-[.A23]))" office:value-type="float" office:value="0.9975">
            <text:p>0.9975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table:formula="of:=1-((1-[.A24])*(1-[.A24]))" office:value-type="float" office:value="0.99">
            <text:p>0.99</text:p>
          </table:table-cell>
        </table:table-row>
        <table:table-row table:style-name="ro1">
          <table:table-cell office:value-type="float" office:value="1.15">
            <text:p>1.15</text:p>
          </table:table-cell>
          <table:table-cell table:formula="of:=1-((1-[.A25])*(1-[.A25]))" office:value-type="float" office:value="0.9775">
            <text:p>0.9775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table:formula="of:=1-((1-[.A26])*(1-[.A26]))" office:value-type="float" office:value="0.96">
            <text:p>0.96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table:formula="of:=1-((1-[.A27])*(1-[.A27]))" office:value-type="float" office:value="0.9375">
            <text:p>0.9375</text:p>
          </table:table-cell>
        </table:table-row>
        <table:table-row table:style-name="ro1">
          <table:table-cell office:value-type="float" office:value="1.3">
            <text:p>1.3</text:p>
          </table:table-cell>
          <table:table-cell table:formula="of:=1-((1-[.A28])*(1-[.A28]))" office:value-type="float" office:value="0.91">
            <text:p>0.91</text:p>
          </table:table-cell>
        </table:table-row>
        <table:table-row table:style-name="ro1">
          <table:table-cell office:value-type="float" office:value="1.35">
            <text:p>1.35</text:p>
          </table:table-cell>
          <table:table-cell table:formula="of:=1-((1-[.A29])*(1-[.A29]))" office:value-type="float" office:value="0.8775">
            <text:p>0.8775</text:p>
          </table:table-cell>
        </table:table-row>
        <table:table-row table:style-name="ro1">
          <table:table-cell office:value-type="float" office:value="1.4">
            <text:p>1.4</text:p>
          </table:table-cell>
          <table:table-cell table:formula="of:=1-((1-[.A30])*(1-[.A30]))" office:value-type="float" office:value="0.84">
            <text:p>0.84</text:p>
          </table:table-cell>
        </table:table-row>
        <table:table-row table:style-name="ro1">
          <table:table-cell office:value-type="float" office:value="1.45">
            <text:p>1.45</text:p>
          </table:table-cell>
          <table:table-cell table:formula="of:=1-((1-[.A31])*(1-[.A31]))" office:value-type="float" office:value="0.797500000000001">
            <text:p>0.7975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formula="of:=1-((1-[.A32])*(1-[.A32]))" office:value-type="float" office:value="0.750000000000001">
            <text:p>0.75</text:p>
          </table:table-cell>
        </table:table-row>
        <table:table-row table:style-name="ro1">
          <table:table-cell office:value-type="float" office:value="1.55">
            <text:p>1.55</text:p>
          </table:table-cell>
          <table:table-cell table:formula="of:=1-((1-[.A33])*(1-[.A33]))" office:value-type="float" office:value="0.697500000000001">
            <text:p>0.6975</text:p>
          </table:table-cell>
        </table:table-row>
        <table:table-row table:style-name="ro1">
          <table:table-cell office:value-type="float" office:value="1.6">
            <text:p>1.6</text:p>
          </table:table-cell>
          <table:table-cell table:formula="of:=1-((1-[.A34])*(1-[.A34]))" office:value-type="float" office:value="0.640000000000001">
            <text:p>0.64</text:p>
          </table:table-cell>
        </table:table-row>
        <table:table-row table:style-name="ro1">
          <table:table-cell office:value-type="float" office:value="1.65">
            <text:p>1.65</text:p>
          </table:table-cell>
          <table:table-cell table:formula="of:=1-((1-[.A35])*(1-[.A35]))" office:value-type="float" office:value="0.577500000000001">
            <text:p>0.5775</text:p>
          </table:table-cell>
        </table:table-row>
        <table:table-row table:style-name="ro1">
          <table:table-cell office:value-type="float" office:value="1.7">
            <text:p>1.7</text:p>
          </table:table-cell>
          <table:table-cell table:formula="of:=1-((1-[.A36])*(1-[.A36]))" office:value-type="float" office:value="0.510000000000001">
            <text:p>0.51</text:p>
          </table:table-cell>
        </table:table-row>
        <table:table-row table:style-name="ro1">
          <table:table-cell office:value-type="float" office:value="1.75">
            <text:p>1.75</text:p>
          </table:table-cell>
          <table:table-cell table:formula="of:=1-((1-[.A37])*(1-[.A37]))" office:value-type="float" office:value="0.437500000000001">
            <text:p>0.4375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table:formula="of:=1-((1-[.A38])*(1-[.A38]))" office:value-type="float" office:value="0.360000000000002">
            <text:p>0.36</text:p>
          </table:table-cell>
        </table:table-row>
        <table:table-row table:style-name="ro1">
          <table:table-cell office:value-type="float" office:value="1.85">
            <text:p>1.85</text:p>
          </table:table-cell>
          <table:table-cell table:formula="of:=1-((1-[.A39])*(1-[.A39]))" office:value-type="float" office:value="0.277500000000002">
            <text:p>0.2775</text:p>
          </table:table-cell>
        </table:table-row>
        <table:table-row table:style-name="ro1">
          <table:table-cell office:value-type="float" office:value="1.9">
            <text:p>1.9</text:p>
          </table:table-cell>
          <table:table-cell table:formula="of:=1-((1-[.A40])*(1-[.A40]))" office:value-type="float" office:value="0.190000000000002">
            <text:p>0.19</text:p>
          </table:table-cell>
        </table:table-row>
        <table:table-row table:style-name="ro1">
          <table:table-cell office:value-type="float" office:value="1.95">
            <text:p>1.95</text:p>
          </table:table-cell>
          <table:table-cell table:formula="of:=1-((1-[.A41])*(1-[.A41]))" office:value-type="float" office:value="0.0975000000000021">
            <text:p>0.097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1-((1-[.A42])*(1-[.A42]))" office:value-type="float" office:value="0">
            <text:p>0</text:p>
          </table:table-cell>
        </table:table-row>
        <table:table-row table:style-name="ro1">
          <table:table-cell office:value-type="float" office:value="2.05">
            <text:p>2.05</text:p>
          </table:table-cell>
          <table:table-cell table:style-name="ce1" table:formula="of:=((1-([.A43]-2))*(1-([.A43]-2)))-1" office:value-type="float" office:value="-0.0974999999999971">
            <text:p>-0.0975</text:p>
          </table:table-cell>
        </table:table-row>
        <table:table-row table:style-name="ro1">
          <table:table-cell office:value-type="float" office:value="2.1">
            <text:p>2.1</text:p>
          </table:table-cell>
          <table:table-cell table:style-name="ce1" table:formula="of:=((1-([.A44]-2))*(1-([.A44]-2)))-1" office:value-type="float" office:value="-0.189999999999998">
            <text:p>-0.19</text:p>
          </table:table-cell>
        </table:table-row>
        <table:table-row table:style-name="ro1">
          <table:table-cell office:value-type="float" office:value="2.15">
            <text:p>2.15</text:p>
          </table:table-cell>
          <table:table-cell table:style-name="ce1" table:formula="of:=((1-([.A45]-2))*(1-([.A45]-2)))-1" office:value-type="float" office:value="-0.277499999999998">
            <text:p>-0.2775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table:style-name="ce1" table:formula="of:=((1-([.A46]-2))*(1-([.A46]-2)))-1" office:value-type="float" office:value="-0.359999999999999">
            <text:p>-0.36</text:p>
          </table:table-cell>
        </table:table-row>
        <table:table-row table:style-name="ro1">
          <table:table-cell office:value-type="float" office:value="2.25">
            <text:p>2.25</text:p>
          </table:table-cell>
          <table:table-cell table:style-name="ce1" table:formula="of:=((1-([.A47]-2))*(1-([.A47]-2)))-1" office:value-type="float" office:value="-0.437499999999999">
            <text:p>-0.4375</text:p>
          </table:table-cell>
        </table:table-row>
        <table:table-row table:style-name="ro1">
          <table:table-cell office:value-type="float" office:value="2.3">
            <text:p>2.3</text:p>
          </table:table-cell>
          <table:table-cell table:style-name="ce1" table:formula="of:=((1-([.A48]-2))*(1-([.A48]-2)))-1" office:value-type="float" office:value="-0.51">
            <text:p>-0.51</text:p>
          </table:table-cell>
        </table:table-row>
        <table:table-row table:style-name="ro1">
          <table:table-cell office:value-type="float" office:value="2.35">
            <text:p>2.35</text:p>
          </table:table-cell>
          <table:table-cell table:style-name="ce1" table:formula="of:=((1-([.A49]-2))*(1-([.A49]-2)))-1" office:value-type="float" office:value="-0.5775">
            <text:p>-0.5775</text:p>
          </table:table-cell>
        </table:table-row>
        <table:table-row table:style-name="ro1">
          <table:table-cell office:value-type="float" office:value="2.4">
            <text:p>2.4</text:p>
          </table:table-cell>
          <table:table-cell table:style-name="ce1" table:formula="of:=((1-([.A50]-2))*(1-([.A50]-2)))-1" office:value-type="float" office:value="-0.64">
            <text:p>-0.64</text:p>
          </table:table-cell>
        </table:table-row>
        <table:table-row table:style-name="ro1">
          <table:table-cell office:value-type="float" office:value="2.45">
            <text:p>2.45</text:p>
          </table:table-cell>
          <table:table-cell table:style-name="ce1" table:formula="of:=((1-([.A51]-2))*(1-([.A51]-2)))-1" office:value-type="float" office:value="-0.697500000000001">
            <text:p>-0.6975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table:style-name="ce1" table:formula="of:=((1-([.A52]-2))*(1-([.A52]-2)))-1" office:value-type="float" office:value="-0.750000000000001">
            <text:p>-0.75</text:p>
          </table:table-cell>
        </table:table-row>
        <table:table-row table:style-name="ro1">
          <table:table-cell office:value-type="float" office:value="2.55">
            <text:p>2.55</text:p>
          </table:table-cell>
          <table:table-cell table:style-name="ce1" table:formula="of:=((1-([.A53]-2))*(1-([.A53]-2)))-1" office:value-type="float" office:value="-0.797500000000001">
            <text:p>-0.7975</text:p>
          </table:table-cell>
        </table:table-row>
        <table:table-row table:style-name="ro1">
          <table:table-cell office:value-type="float" office:value="2.6">
            <text:p>2.6</text:p>
          </table:table-cell>
          <table:table-cell table:style-name="ce1" table:formula="of:=((1-([.A54]-2))*(1-([.A54]-2)))-1" office:value-type="float" office:value="-0.840000000000001">
            <text:p>-0.84</text:p>
          </table:table-cell>
        </table:table-row>
        <table:table-row table:style-name="ro1">
          <table:table-cell office:value-type="float" office:value="2.65">
            <text:p>2.65</text:p>
          </table:table-cell>
          <table:table-cell table:style-name="ce1" table:formula="of:=((1-([.A55]-2))*(1-([.A55]-2)))-1" office:value-type="float" office:value="-0.877500000000001">
            <text:p>-0.8775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table:style-name="ce1" table:formula="of:=((1-([.A56]-2))*(1-([.A56]-2)))-1" office:value-type="float" office:value="-0.910000000000001">
            <text:p>-0.91</text:p>
          </table:table-cell>
        </table:table-row>
        <table:table-row table:style-name="ro1">
          <table:table-cell office:value-type="float" office:value="2.75">
            <text:p>2.75</text:p>
          </table:table-cell>
          <table:table-cell table:style-name="ce1" table:formula="of:=((1-([.A57]-2))*(1-([.A57]-2)))-1" office:value-type="float" office:value="-0.937500000000001">
            <text:p>-0.9375</text:p>
          </table:table-cell>
        </table:table-row>
        <table:table-row table:style-name="ro1">
          <table:table-cell office:value-type="float" office:value="2.8">
            <text:p>2.8</text:p>
          </table:table-cell>
          <table:table-cell table:style-name="ce1" table:formula="of:=((1-([.A58]-2))*(1-([.A58]-2)))-1" office:value-type="float" office:value="-0.960000000000001">
            <text:p>-0.96</text:p>
          </table:table-cell>
        </table:table-row>
        <table:table-row table:style-name="ro1">
          <table:table-cell office:value-type="float" office:value="2.85">
            <text:p>2.85</text:p>
          </table:table-cell>
          <table:table-cell table:style-name="ce1" table:formula="of:=((1-([.A59]-2))*(1-([.A59]-2)))-1" office:value-type="float" office:value="-0.977500000000001">
            <text:p>-0.9775</text:p>
          </table:table-cell>
        </table:table-row>
        <table:table-row table:style-name="ro1">
          <table:table-cell office:value-type="float" office:value="2.9">
            <text:p>2.9</text:p>
          </table:table-cell>
          <table:table-cell table:style-name="ce1" table:formula="of:=((1-([.A60]-2))*(1-([.A60]-2)))-1" office:value-type="float" office:value="-0.990000000000001">
            <text:p>-0.99</text:p>
          </table:table-cell>
        </table:table-row>
        <table:table-row table:style-name="ro1">
          <table:table-cell office:value-type="float" office:value="2.95">
            <text:p>2.95</text:p>
          </table:table-cell>
          <table:table-cell table:style-name="ce1" table:formula="of:=((1-([.A61]-2))*(1-([.A61]-2)))-1" office:value-type="float" office:value="-0.9975">
            <text:p>-0.9975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1" table:formula="of:=((1-([.A62]-2))*(1-([.A62]-2)))-1" office:value-type="float" office:value="-1">
            <text:p>-1</text:p>
          </table:table-cell>
        </table:table-row>
        <table:table-row table:style-name="ro1">
          <table:table-cell office:value-type="float" office:value="3.05">
            <text:p>3.05</text:p>
          </table:table-cell>
          <table:table-cell table:style-name="ce1" table:formula="of:=((1-([.A63]-2))*(1-([.A63]-2)))-1" office:value-type="float" office:value="-0.9975">
            <text:p>-0.9975</text:p>
          </table:table-cell>
        </table:table-row>
        <table:table-row table:style-name="ro1">
          <table:table-cell office:value-type="float" office:value="3.1">
            <text:p>3.1</text:p>
          </table:table-cell>
          <table:table-cell table:style-name="ce1" table:formula="of:=((1-([.A64]-2))*(1-([.A64]-2)))-1" office:value-type="float" office:value="-0.99">
            <text:p>-0.99</text:p>
          </table:table-cell>
        </table:table-row>
        <table:table-row table:style-name="ro1">
          <table:table-cell office:value-type="float" office:value="3.15">
            <text:p>3.15</text:p>
          </table:table-cell>
          <table:table-cell table:style-name="ce1" table:formula="of:=((1-([.A65]-2))*(1-([.A65]-2)))-1" office:value-type="float" office:value="-0.9775">
            <text:p>-0.9775</text:p>
          </table:table-cell>
        </table:table-row>
        <table:table-row table:style-name="ro1">
          <table:table-cell office:value-type="float" office:value="3.2">
            <text:p>3.2</text:p>
          </table:table-cell>
          <table:table-cell table:style-name="ce1" table:formula="of:=((1-([.A66]-2))*(1-([.A66]-2)))-1" office:value-type="float" office:value="-0.96">
            <text:p>-0.96</text:p>
          </table:table-cell>
        </table:table-row>
        <table:table-row table:style-name="ro1">
          <table:table-cell office:value-type="float" office:value="3.25">
            <text:p>3.25</text:p>
          </table:table-cell>
          <table:table-cell table:style-name="ce1" table:formula="of:=((1-([.A67]-2))*(1-([.A67]-2)))-1" office:value-type="float" office:value="-0.9375">
            <text:p>-0.9375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table:style-name="ce1" table:formula="of:=((1-([.A68]-2))*(1-([.A68]-2)))-1" office:value-type="float" office:value="-0.91">
            <text:p>-0.91</text:p>
          </table:table-cell>
        </table:table-row>
        <table:table-row table:style-name="ro1">
          <table:table-cell office:value-type="float" office:value="3.35">
            <text:p>3.35</text:p>
          </table:table-cell>
          <table:table-cell table:style-name="ce1" table:formula="of:=((1-([.A69]-2))*(1-([.A69]-2)))-1" office:value-type="float" office:value="-0.8775">
            <text:p>-0.8775</text:p>
          </table:table-cell>
        </table:table-row>
        <table:table-row table:style-name="ro1">
          <table:table-cell office:value-type="float" office:value="3.4">
            <text:p>3.4</text:p>
          </table:table-cell>
          <table:table-cell table:style-name="ce1" table:formula="of:=((1-([.A70]-2))*(1-([.A70]-2)))-1" office:value-type="float" office:value="-0.84">
            <text:p>-0.84</text:p>
          </table:table-cell>
        </table:table-row>
        <table:table-row table:style-name="ro1">
          <table:table-cell office:value-type="float" office:value="3.45">
            <text:p>3.45</text:p>
          </table:table-cell>
          <table:table-cell table:style-name="ce1" table:formula="of:=((1-([.A71]-2))*(1-([.A71]-2)))-1" office:value-type="float" office:value="-0.797499999999999">
            <text:p>-0.7975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table:style-name="ce1" table:formula="of:=((1-([.A72]-2))*(1-([.A72]-2)))-1" office:value-type="float" office:value="-0.749999999999999">
            <text:p>-0.75</text:p>
          </table:table-cell>
        </table:table-row>
        <table:table-row table:style-name="ro1">
          <table:table-cell office:value-type="float" office:value="3.55">
            <text:p>3.55</text:p>
          </table:table-cell>
          <table:table-cell table:style-name="ce1" table:formula="of:=((1-([.A73]-2))*(1-([.A73]-2)))-1" office:value-type="float" office:value="-0.697499999999999">
            <text:p>-0.6975</text:p>
          </table:table-cell>
        </table:table-row>
        <table:table-row table:style-name="ro1">
          <table:table-cell office:value-type="float" office:value="3.6">
            <text:p>3.6</text:p>
          </table:table-cell>
          <table:table-cell table:style-name="ce1" table:formula="of:=((1-([.A74]-2))*(1-([.A74]-2)))-1" office:value-type="float" office:value="-0.639999999999998">
            <text:p>-0.64</text:p>
          </table:table-cell>
        </table:table-row>
        <table:table-row table:style-name="ro1">
          <table:table-cell office:value-type="float" office:value="3.65">
            <text:p>3.65</text:p>
          </table:table-cell>
          <table:table-cell table:style-name="ce1" table:formula="of:=((1-([.A75]-2))*(1-([.A75]-2)))-1" office:value-type="float" office:value="-0.577499999999998">
            <text:p>-0.5775</text:p>
          </table:table-cell>
        </table:table-row>
        <table:table-row table:style-name="ro1">
          <table:table-cell office:value-type="float" office:value="3.7">
            <text:p>3.7</text:p>
          </table:table-cell>
          <table:table-cell table:style-name="ce1" table:formula="of:=((1-([.A76]-2))*(1-([.A76]-2)))-1" office:value-type="float" office:value="-0.509999999999997">
            <text:p>-0.51</text:p>
          </table:table-cell>
        </table:table-row>
        <table:table-row table:style-name="ro1">
          <table:table-cell office:value-type="float" office:value="3.75">
            <text:p>3.75</text:p>
          </table:table-cell>
          <table:table-cell table:style-name="ce1" table:formula="of:=((1-([.A77]-2))*(1-([.A77]-2)))-1" office:value-type="float" office:value="-0.437499999999997">
            <text:p>-0.4375</text:p>
          </table:table-cell>
        </table:table-row>
        <table:table-row table:style-name="ro1">
          <table:table-cell office:value-type="float" office:value="3.8">
            <text:p>3.8</text:p>
          </table:table-cell>
          <table:table-cell table:style-name="ce1" table:formula="of:=((1-([.A78]-2))*(1-([.A78]-2)))-1" office:value-type="float" office:value="-0.359999999999996">
            <text:p>-0.36</text:p>
          </table:table-cell>
        </table:table-row>
        <table:table-row table:style-name="ro1">
          <table:table-cell office:value-type="float" office:value="3.85">
            <text:p>3.85</text:p>
          </table:table-cell>
          <table:table-cell table:style-name="ce1" table:formula="of:=((1-([.A79]-2))*(1-([.A79]-2)))-1" office:value-type="float" office:value="-0.277499999999995">
            <text:p>-0.2775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table:style-name="ce1" table:formula="of:=((1-([.A80]-2))*(1-([.A80]-2)))-1" office:value-type="float" office:value="-0.189999999999995">
            <text:p>-0.19</text:p>
          </table:table-cell>
        </table:table-row>
        <table:table-row table:style-name="ro1">
          <table:table-cell office:value-type="float" office:value="3.95">
            <text:p>3.95</text:p>
          </table:table-cell>
          <table:table-cell table:style-name="ce1" table:formula="of:=((1-([.A81]-2))*(1-([.A81]-2)))-1" office:value-type="float" office:value="-0.0974999999999937">
            <text:p>-0.0975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1" table:formula="of:=((1-([.A82]-2))*(1-([.A82]-2)))-1" office:value-type="float" office:value="7.105427357601E-015">
            <text:p>7.105427357601E-015</text:p>
          </table:table-cell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Tuckett</meta:initial-creator>
    <meta:creation-date>2012-10-30T18:17:34</meta:creation-date>
    <dc:date>2012-11-01T10:29:57</dc:date>
    <dc:creator>Nick Tuckett</dc:creator>
    <meta:editing-duration>PT27M13S</meta:editing-duration>
    <meta:editing-cycles>2</meta:editing-cycles>
    <meta:generator>LibreOffice/3.5$Linux_X86_64 LibreOffice_project/350m1$Build-2</meta:generator>
    <meta:document-statistic meta:table-count="3" meta:cell-count="25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Phase Distortion Tests'.E2:'Phase Distortion Tests'.E22" svg:x="0.77cm" svg:y="0.855cm" svg:width="11.738cm" svg:height="7.545cm">
          <chartooo:coordinate-region svg:x="1.497cm" svg:y="1.055cm" svg:width="10.824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hase Distortion Tests'.E2:'Phase Distortion Tests'.E22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hase Distortion Tests'.E2:'Phase Distortion Tests'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07106781186547">
                <text:p>0.7071067811865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2464679914735E-016">
                <text:p>1.22464679914735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Sine Approximation Test'.A2:'Sine Approximation Test'.B82" chart:data-source-has-labels="column" svg:x="0.77cm" svg:y="0.855cm" svg:width="11.738cm" svg:height="7.545cm">
          <chartooo:coordinate-region svg:x="1.603cm" svg:y="1.054cm" svg:width="10.811cm" svg:height="7.147cm"/>
          <chart:axis chart:dimension="x" chart:name="primary-x" chart:style-name="ch4" chartooo:axis-type="auto">
            <chartooo:date-scale/>
            <chart:categories table:cell-range-address="'Sine Approximation Test'.A2:'Sine Approximation Test'.A8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ine Approximation Test'.B2:'Sine Approximation Test'.B82" chart:class="chart:line">
            <chart:data-point chart:repeated="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Sine Approximation Test'.A2:'Sine Approximation Test'.A82</svg:desc>
                </draw:g>
              </table:table-cell>
              <table:table-cell office:value-type="float" office:value="0">
                <text:p>0</text:p>
                <draw:g>
                  <svg:desc>'Sine Approximation Test'.B2:'Sine Approximation Test'.B82</svg:desc>
                </draw:g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0.0975">
                <text:p>0.0975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0.15">
                <text:p>0</text:p>
              </table:table-cell>
              <table:table-cell office:value-type="float" office:value="0.2775">
                <text:p>0.2775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0.5775">
                <text:p>0.5775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0.45">
                <text:p>0</text:p>
              </table:table-cell>
              <table:table-cell office:value-type="float" office:value="0.6975">
                <text:p>0.697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0.55">
                <text:p>0</text:p>
              </table:table-cell>
              <table:table-cell office:value-type="float" office:value="0.7975">
                <text:p>0.7975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0.65">
                <text:p>0</text:p>
              </table:table-cell>
              <table:table-cell office:value-type="float" office:value="0.8775">
                <text:p>0.8775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0.85">
                <text:p>0</text:p>
              </table:table-cell>
              <table:table-cell office:value-type="float" office:value="0.9775">
                <text:p>0.9775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0.95">
                <text:p>0</text:p>
              </table:table-cell>
              <table:table-cell office:value-type="float" office:value="0.9975">
                <text:p>0.99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05">
                <text:p/>
              </table:table-cell>
              <table:table-cell office:value-type="float" office:value="0.9975">
                <text:p>0.9975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1.15">
                <text:p/>
              </table:table-cell>
              <table:table-cell office:value-type="float" office:value="0.9775">
                <text:p>0.9775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1.25">
                <text:p/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1.35">
                <text:p/>
              </table:table-cell>
              <table:table-cell office:value-type="float" office:value="0.8775">
                <text:p>0.8775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1.45">
                <text:p/>
              </table:table-cell>
              <table:table-cell office:value-type="float" office:value="0.797500000000001">
                <text:p>0.797500000000001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0.750000000000001">
                <text:p>0.750000000000001</text:p>
              </table:table-cell>
            </table:table-row>
            <table:table-row>
              <table:table-cell office:value-type="float" office:value="1.55">
                <text:p/>
              </table:table-cell>
              <table:table-cell office:value-type="float" office:value="0.697500000000001">
                <text:p>0.697500000000001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0.640000000000001">
                <text:p>0.640000000000001</text:p>
              </table:table-cell>
            </table:table-row>
            <table:table-row>
              <table:table-cell office:value-type="float" office:value="1.65">
                <text:p/>
              </table:table-cell>
              <table:table-cell office:value-type="float" office:value="0.577500000000001">
                <text:p>0.577500000000001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0.510000000000001">
                <text:p>0.510000000000001</text:p>
              </table:table-cell>
            </table:table-row>
            <table:table-row>
              <table:table-cell office:value-type="float" office:value="1.75">
                <text:p/>
              </table:table-cell>
              <table:table-cell office:value-type="float" office:value="0.437500000000001">
                <text:p>0.437500000000001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0.360000000000002">
                <text:p>0.360000000000002</text:p>
              </table:table-cell>
            </table:table-row>
            <table:table-row>
              <table:table-cell office:value-type="float" office:value="1.85">
                <text:p/>
              </table:table-cell>
              <table:table-cell office:value-type="float" office:value="0.277500000000002">
                <text:p>0.277500000000002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0.190000000000002">
                <text:p>0.190000000000002</text:p>
              </table:table-cell>
            </table:table-row>
            <table:table-row>
              <table:table-cell office:value-type="float" office:value="1.95">
                <text:p/>
              </table:table-cell>
              <table:table-cell office:value-type="float" office:value="0.0975000000000021">
                <text:p>0.097500000000002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5">
                <text:p/>
              </table:table-cell>
              <table:table-cell office:value-type="float" office:value="-0.0974999999999971">
                <text:p>-0.0974999999999971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-0.189999999999998">
                <text:p>-0.189999999999998</text:p>
              </table:table-cell>
            </table:table-row>
            <table:table-row>
              <table:table-cell office:value-type="float" office:value="2.15">
                <text:p/>
              </table:table-cell>
              <table:table-cell office:value-type="float" office:value="-0.277499999999998">
                <text:p>-0.277499999999998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-0.359999999999999">
                <text:p>-0.359999999999999</text:p>
              </table:table-cell>
            </table:table-row>
            <table:table-row>
              <table:table-cell office:value-type="float" office:value="2.25">
                <text:p/>
              </table:table-cell>
              <table:table-cell office:value-type="float" office:value="-0.437499999999999">
                <text:p>-0.437499999999999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float" office:value="2.35">
                <text:p/>
              </table:table-cell>
              <table:table-cell office:value-type="float" office:value="-0.5775">
                <text:p>-0.5775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float" office:value="2.45">
                <text:p/>
              </table:table-cell>
              <table:table-cell office:value-type="float" office:value="-0.697500000000001">
                <text:p>-0.697500000000001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-0.750000000000001">
                <text:p>-0.750000000000001</text:p>
              </table:table-cell>
            </table:table-row>
            <table:table-row>
              <table:table-cell office:value-type="float" office:value="2.55">
                <text:p/>
              </table:table-cell>
              <table:table-cell office:value-type="float" office:value="-0.797500000000001">
                <text:p>-0.797500000000001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-0.840000000000001">
                <text:p>-0.840000000000001</text:p>
              </table:table-cell>
            </table:table-row>
            <table:table-row>
              <table:table-cell office:value-type="float" office:value="2.65">
                <text:p/>
              </table:table-cell>
              <table:table-cell office:value-type="float" office:value="-0.877500000000001">
                <text:p>-0.877500000000001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-0.910000000000001">
                <text:p>-0.910000000000001</text:p>
              </table:table-cell>
            </table:table-row>
            <table:table-row>
              <table:table-cell office:value-type="float" office:value="2.75">
                <text:p/>
              </table:table-cell>
              <table:table-cell office:value-type="float" office:value="-0.937500000000001">
                <text:p>-0.937500000000001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-0.960000000000001">
                <text:p>-0.960000000000001</text:p>
              </table:table-cell>
            </table:table-row>
            <table:table-row>
              <table:table-cell office:value-type="float" office:value="2.85">
                <text:p/>
              </table:table-cell>
              <table:table-cell office:value-type="float" office:value="-0.977500000000001">
                <text:p>-0.977500000000001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-0.990000000000001">
                <text:p>-0.990000000000001</text:p>
              </table:table-cell>
            </table:table-row>
            <table:table-row>
              <table:table-cell office:value-type="float" office:value="2.95">
                <text:p/>
              </table:table-cell>
              <table:table-cell office:value-type="float" office:value="-0.9975">
                <text:p>-0.997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.05">
                <text:p/>
              </table:table-cell>
              <table:table-cell office:value-type="float" office:value="-0.9975">
                <text:p>-0.9975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float" office:value="3.15">
                <text:p/>
              </table:table-cell>
              <table:table-cell office:value-type="float" office:value="-0.9775">
                <text:p>-0.9775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float" office:value="3.25">
                <text:p/>
              </table:table-cell>
              <table:table-cell office:value-type="float" office:value="-0.9375">
                <text:p>-0.9375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float" office:value="3.35">
                <text:p/>
              </table:table-cell>
              <table:table-cell office:value-type="float" office:value="-0.8775">
                <text:p>-0.8775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float" office:value="3.45">
                <text:p/>
              </table:table-cell>
              <table:table-cell office:value-type="float" office:value="-0.797499999999999">
                <text:p>-0.797499999999999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-0.749999999999999">
                <text:p>-0.749999999999999</text:p>
              </table:table-cell>
            </table:table-row>
            <table:table-row>
              <table:table-cell office:value-type="float" office:value="3.55">
                <text:p/>
              </table:table-cell>
              <table:table-cell office:value-type="float" office:value="-0.697499999999999">
                <text:p>-0.697499999999999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-0.639999999999998">
                <text:p>-0.639999999999998</text:p>
              </table:table-cell>
            </table:table-row>
            <table:table-row>
              <table:table-cell office:value-type="float" office:value="3.65">
                <text:p/>
              </table:table-cell>
              <table:table-cell office:value-type="float" office:value="-0.577499999999998">
                <text:p>-0.577499999999998</text:p>
              </table:table-cell>
            </table:table-row>
            <table:table-row>
              <table:table-cell office:value-type="float" office:value="3.7">
                <text:p/>
              </table:table-cell>
              <table:table-cell office:value-type="float" office:value="-0.509999999999997">
                <text:p>-0.509999999999997</text:p>
              </table:table-cell>
            </table:table-row>
            <table:table-row>
              <table:table-cell office:value-type="float" office:value="3.75">
                <text:p/>
              </table:table-cell>
              <table:table-cell office:value-type="float" office:value="-0.437499999999997">
                <text:p>-0.437499999999997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-0.359999999999996">
                <text:p>-0.359999999999996</text:p>
              </table:table-cell>
            </table:table-row>
            <table:table-row>
              <table:table-cell office:value-type="float" office:value="3.85">
                <text:p/>
              </table:table-cell>
              <table:table-cell office:value-type="float" office:value="-0.277499999999995">
                <text:p>-0.277499999999995</text:p>
              </table:table-cell>
            </table:table-row>
            <table:table-row>
              <table:table-cell office:value-type="float" office:value="3.9">
                <text:p/>
              </table:table-cell>
              <table:table-cell office:value-type="float" office:value="-0.189999999999995">
                <text:p>-0.189999999999995</text:p>
              </table:table-cell>
            </table:table-row>
            <table:table-row>
              <table:table-cell office:value-type="float" office:value="3.95">
                <text:p/>
              </table:table-cell>
              <table:table-cell office:value-type="float" office:value="-0.0974999999999937">
                <text:p>-0.097499999999993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.105427357601E-015">
                <text:p>7.105427357601E-0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